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erif" style:font-style-name="Regular" style:font-family-generic="roman" fo:font-size="12pt" style:font-size-asian="18pt" style:font-size-complex="18pt"/>
    </style:style>
    <style:style style:name="P3" style:family="paragraph">
      <style:text-properties fo:font-family="Serif" style:font-family-generic="roman" fo:font-size="10pt" style:font-size-asian="10pt" style:font-size-complex="10pt"/>
    </style:style>
    <style:style style:name="T1" style:family="text">
      <style:text-properties fo:font-family="Serif" style:font-style-name="Regular" style:font-family-generic="roman" fo:font-size="12pt" style:font-size-asian="18pt" style:font-size-complex="18pt"/>
    </style:style>
    <style:style style:name="T2" style:family="text">
      <style:text-properties fo:font-family="Serif" style:font-family-generic="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0.7cm" svg:x="5cm" svg:y="2cm">
          <text:p text:style-name="P1"><text:span text:style-name="T1">Public Ke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0.7cm" svg:x="5cm" svg:y="6.3cm">
          <text:p text:style-name="P1"><text:span text:style-name="T1">Public Key Hash (160 bit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1.3cm" svg:x="4.1cm" svg:y="10.8cm">
          <text:p text:style-name="P1"><text:span text:style-name="T1">Bitcoin Address:</text:span></text:p>
          <text:p text:style-name="P1"><text:span text:style-name="T1">17NJGu7kMncocFEKfLDwmGwvTSgPjMqpH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5cm" svg:height="0.9cm" svg:x="8.7cm" svg:y="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0.9cm" svg:x="8.7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0.9cm" svg:x="8.7cm" svg:y="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0.9cm" svg:x="8.7cm" svg:y="9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3cm" svg:height="1.3cm" svg:x="7.3cm" svg:y="3.9cm">
          <text:p text:style-name="P1"><text:span text:style-name="T1">Hash</text:span></text:p>
          <text:p text:style-name="P1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cm" svg:height="1.6cm" svg:x="7.2cm" svg:y="8.1cm">
          <text:p text:style-name="P1"><text:span text:style-name="T1">Base58Check</text:span></text:p>
          <text:p text:style-name="P1"><text:span text:style-name="T1">En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4cm" svg:height="1.895cm" svg:x="11.7cm" svg:y="3.7cm">
          <draw:text-box>
            <text:p><text:span text:style-name="T2">Usa-se alguns pré-processamentos combinados com SHA256 e RIPEMD-160.</text:span></text:p>
          </draw:text-box>
        </draw:frame>
        <draw:g>
          <draw:path draw:style-name="gr4" draw:text-style-name="P1" draw:layer="layout" svg:width="1.129cm" svg:height="1.918cm" draw:transform="rotate (2.2153464195564) translate (10.9656731682808cm 4.96226192391306cm)" svg:viewBox="0 0 1130 1919" svg:d="m0 1919c233-33 494 53 697-111 155-125 241-317 265-504 29-232-1-470 29-703 25-196 92-385 139-576l-4-25">
            <text:p/>
          </draw:path>
          <draw:path draw:style-name="gr4" draw:text-style-name="P1" draw:layer="layout" svg:width="0.308cm" svg:height="0.048cm" svg:x="10.293cm" svg:y="4.051cm" svg:viewBox="0 0 309 49" svg:d="m0 1c75 4 152-12 226 14l69 27 14 7">
            <text:p/>
          </draw:path>
          <draw:polyline draw:style-name="gr4" draw:text-style-name="P1" draw:layer="layout" svg:width="0.18cm" svg:height="0.013cm" draw:transform="rotate (1.19275801081292) translate (10.3150305801103cm 4.04262930537969cm)" svg:viewBox="0 0 181 14" draw:points="0,6 91,14 163,7 181,0">
            <text:p/>
          </draw:polyline>
        </draw:g>
        <draw:frame draw:style-name="gr3" draw:text-style-name="P3" draw:layer="layout" svg:width="3.8cm" svg:height="1.895cm" svg:x="1.8cm" svg:y="2.5cm">
          <draw:text-box>
            <text:p><text:span text:style-name="T2">Chave pública correspondente a uma chave privada ECDSA.</text:span></text:p>
          </draw:text-box>
        </draw:frame>
        <draw:g>
          <draw:path draw:style-name="gr4" draw:text-style-name="P1" draw:layer="layout" svg:width="1.159cm" svg:height="0.839cm" draw:transform="rotate (0.785398163397448) translate (3.36620211101491cm 2.51920211101491cm)" svg:viewBox="0 0 1160 840" svg:d="m0 4c216-21 442 43 611 187 147 125 293 257 411 411l101 176 37 62">
            <text:p/>
          </draw:path>
          <draw:polyline draw:style-name="gr4" draw:text-style-name="P1" draw:layer="layout" svg:width="0.196cm" svg:height="0.006cm" draw:transform="rotate (2.23262517915115) translate (4.773cm 2.286cm)" svg:viewBox="0 0 197 7" draw:points="0,0 129,7 197,5">
            <text:p/>
          </draw:polyline>
          <draw:polyline draw:style-name="gr4" draw:text-style-name="P1" draw:layer="layout" svg:width="0.229cm" svg:height="0.03cm" draw:transform="rotate (-2.47976380123354) translate (4.773cm 2.286cm)" svg:viewBox="0 0 230 31" draw:points="0,0 145,5 230,3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8T22:53:51</meta:creation-date>
    <dc:date>2016-04-13T23:05:04</dc:date>
    <meta:editing-duration>PT10M10S</meta:editing-duration>
    <meta:editing-cycles>9</meta:editing-cycles>
    <meta:generator>LibreOffice/3.5$Linux_x86 LibreOffice_project/350m1$Build-2</meta:generator>
    <meta:document-statistic meta:object-count="19"/>
  </office:meta>
</office:document-meta>
</file>